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 V1.02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11" office:value-type="string" calcext:value-type="string">
            <text:p>Pos</text:p>
          </table:table-cell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flag</text:p>
          </table:table-cell>
          <table:table-cell table:number-columns-repeated="2"/>
          <table:table-cell office:value-type="float" office:value="21051901" calcext:value-type="float">
            <text:p>2105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endstop-marker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2"/>
          <table:table-cell office:value-type="float" office:value="21051902" calcext:value-type="float">
            <text:p>21051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hülle 50cm u. 70cm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distancer</text:p>
          </table:table-cell>
          <table:table-cell table:number-columns-repeated="2"/>
          <table:table-cell office:value-type="float" office:value="21051903" calcext:value-type="float">
            <text:p>2105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andhalter f. x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annzangen-Set</text:p>
          </table:table-cell>
          <table:table-cell table:number-columns-repeated="2"/>
          <table:table-cell table:style-name="ce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11 Spannzangen m1-7 u. Halte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4"/>
          <table:table-cell table:style-name="ce10"/>
          <table:table-cell table:style-name="Default"/>
        </table:table-row>
        <table:table-row table:style-name="ro1">
          <table:table-cell table:style-name="Default" table:number-columns-repeated="9"/>
          <table:table-cell table:style-name="ce10"/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0.00.0000</text:date>, <text:time style:data-style-name="N2" text:time-value="17:42:32.5111929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6-07T17:42:46.904494158</dc:date>
    <dc:creator>os </dc:creator>
    <meta:editing-duration>P3DT17H10M32S</meta:editing-duration>
    <meta:editing-cycles>408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529" meta:object-count="0"/>
  </office:meta>
</office:document-meta>
</file>